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861e2" officeooo:paragraph-rsid="000861e2"/>
    </style:style>
    <style:style style:name="P2" style:family="paragraph" style:parent-style-name="Standard">
      <style:text-properties officeooo:rsid="000d80bf" officeooo:paragraph-rsid="000d80bf"/>
    </style:style>
    <style:style style:name="P3" style:family="paragraph" style:parent-style-name="Standard">
      <style:text-properties officeooo:rsid="000861e2" officeooo:paragraph-rsid="000861e2"/>
    </style:style>
    <style:style style:name="P4" style:family="paragraph" style:parent-style-name="Standard">
      <style:text-properties officeooo:rsid="000861e2" officeooo:paragraph-rsid="000f3e8c"/>
    </style:style>
    <style:style style:name="P5" style:family="paragraph" style:parent-style-name="Standard">
      <style:text-properties officeooo:rsid="000f3e8c" officeooo:paragraph-rsid="000f3e8c"/>
    </style:style>
    <style:style style:name="P6" style:family="paragraph" style:parent-style-name="Standard">
      <style:text-properties fo:language="ru" fo:country="RU" officeooo:rsid="000f3e8c" officeooo:paragraph-rsid="000f3e8c"/>
    </style:style>
    <style:style style:name="P7" style:family="paragraph" style:parent-style-name="Standard">
      <style:text-properties fo:language="en" fo:country="US" officeooo:rsid="000f3e8c" officeooo:paragraph-rsid="000f3e8c"/>
    </style:style>
    <style:style style:name="P8" style:family="paragraph" style:parent-style-name="Standard">
      <style:text-properties officeooo:rsid="00093fe5" officeooo:paragraph-rsid="000adce7"/>
    </style:style>
    <style:style style:name="T1" style:family="text">
      <style:text-properties officeooo:rsid="00093fe5"/>
    </style:style>
    <style:style style:name="T2" style:family="text">
      <style:text-properties officeooo:rsid="000adce7"/>
    </style:style>
    <style:style style:name="T3" style:family="text">
      <style:text-properties officeooo:rsid="000cc286"/>
    </style:style>
    <style:style style:name="T4" style:family="text">
      <style:text-properties officeooo:rsid="000dbdaf"/>
    </style:style>
    <style:style style:name="T5" style:family="text">
      <style:text-properties officeooo:rsid="000e2506"/>
    </style:style>
    <style:style style:name="T6" style:family="text">
      <style:text-properties officeooo:rsid="000f3e8c"/>
    </style:style>
    <style:style style:name="T7" style:family="text">
      <style:text-properties officeooo:rsid="001126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 have written some of it in ts</text:p>
      <text:p text:style-name="P1">ts got banned, although no data was lost because I screen record every time i type on ts because it is laggy, it would be hard to dig through to find it. The 1st thing i truth about other than usernames is OMG and ONeMg and why they are named omg. I truth about ray of doom and energy beacon being spaceships<text:span text:style-name="T1">, but that seems too off topic since it is about OMG stars since they are related to minecraft wither</text:span>.</text:p>
      <text:p text:style-name="P1"/>
      <text:p text:style-name="P1">## OMG as in ONeMg, OMg, ZOMG, TOTMG</text:p>
      <text:p text:style-name="P1"/>
      <text:p text:style-name="P5">It is almost gareenteed that if a star produces neon then it will supernova. It is fitting for such an element because Neon and Wither minecraft achievement have the same etymology. And wither is undead like a supernova. However that is the exception are OMg and ONeMg stars, which are white dwarfs made of mainly Oxygen and Magnesium. and explaination for this is that both contain OMG which etymology is God. and God is the only thing strong enough to beat the devil which has same etymology as wither. Likewise, TOTMG beats ZOMG because OMG. and it is called ZOMG because it is like in pvz the zombies have Z.</text:p>
      <text:p text:style-name="P1"/>
      <text:p text:style-name="P1">## Sense of distance and tech terror</text:p>
      <text:p text:style-name="P5">Sense of distance yt id startswith tt which means tech terror. It is a coincidence. Sense of distance as in the ability has less range than the tower. which ability is unlike any other towers. All other towers have ability that is range same or larger. The closest exception is boomer in btd5 which cannot hit bloons in its range when buffed by a village. but also coincidence as in bionic boomer have same specialty building as robomonkey.</text:p>
      <text:p text:style-name="P1"/>
      <text:p text:style-name="P1">## shirabe tsukuyomi and tech terror</text:p>
      <text:p text:style-name="P1"/>
      <text:p text:style-name="P5">Shirabe color is magenta and tech terror specialty building is also magenta. the reason why might have been that magenta is the opposite of the green color.<text:span text:style-name="T7"> and shirabe initials are st which is 1 off from tt in base64</text:span></text:p>
      <text:p text:style-name="P1"/>
      <text:p text:style-name="P1">##<text:span text:style-name="T2"> </text:span>tech terror and TOTMG</text:p>
      <text:p text:style-name="P1"/>
      <text:p text:style-name="P5">totmg minus of omg is tt which is tech terror</text:p>
      <text:p text:style-name="P1"/>
      <text:p text:style-name="P4">## shirabe tsukuyomi and TOTMG</text:p>
      <text:p text:style-name="P4"/>
      <text:p text:style-name="P4"><text:span text:style-name="T6">shirabe sings about saws and blades. tech terror is the most well known miscellaneous sac because of btdb and btd5. and miscellaneous gives blades attack. and the reason why genocide saw heaven song is that heaven meaning totmg</text:span></text:p>
      <text:p text:style-name="P1"/>
      <text:p text:style-name="P1">## 4to6 and TOTMG</text:p>
      <text:p text:style-name="P1"/>
      <text:p text:style-name="P5">in bmc the max number of temples is 6. and the max number of maxed temples without monkey knowledge is 4. max temple in bmc flash is red (or magenta) because of dark temple idol. and opposite of maxed is yellow temple. and 4to6 colors in M's are red and yellow. 4 representing maxed temples and 6 representing not maxed <text:s/>temples.</text:p>
      <text:p text:style-name="P1"/>
      <text:p text:style-name="P1">## please&amp;secret and TOTMG</text:p>
      <text:p text:style-name="P1"/>
      <text:p text:style-name="P5"><text:soft-page-break/>back when i was in 2021 and saw please and secret I thought that the pile character has a rainbow mane which reminded me of sun god. so kussun would be tech terror and the skin color is also tech terror. (new) kussun color in M's is purple which is the end of tech terror's gun. tech terror has green, grey, magenta, and purple. and they all coincide</text:p>
      <text:p text:style-name="P6"/>
      <text:p text:style-name="P7">##pile and TOTMG</text:p>
      <text:p text:style-name="P7"/>
      <text:p text:style-name="P7">(new) pile in both 4to6 and please and secret would be connected to totmg. the coincidence in please and secret is important because it was one that I made far before i noticed other coincidences.</text:p>
      <text:p text:style-name="P1"/>
      <text:p text:style-name="P1">## bloonverse is in alonshpere</text:p>
      <text:p text:style-name="P1"/>
      <text:p text:style-name="P8">The explanation that bloon and balloon are not the same because bloon is deadly is not convincing because it is only spelling.<text:span text:style-name="T2"> Despite the popular theory coming from official ninjakiwi, the spelling of bloon is not derived from balloon but from alon. alon-(alphabetically increment)&gt;blon-(duplicate o)&gt;bloon. I reinvented a thing that i already learned which is to use -()&gt; from neo4j, but i thought of it and didn't realize i had already learned it.</text:span></text:p>
      <text:p text:style-name="P8"/>
      <text:p text:style-name="P5">In a solar system, there was a sun. a nuetron star orbiting. a gas giant orbiting a l3 of sun and nuetron star. and bloonsverse in l1 of gas giant and sun and closer to the gas giant. The bloons verse is a bubble world made with a shell of alon. there were other monkeys in l4 and l5 of gas giant. one day, a monkey from l4 or l5 dig a hole out into space killing every monkey in the bubble world. and then monkey see monkey do starts and every monkey bubble world gets destoryed, except the bloons verse. to prevent the urge to pop the outer bloon, they made the test bloon, it was a bloon made of alon. the monkeys decided to name it after alon, so it was aloon or called alon with 2 o's, but that got too confusing so just increment the a to b and it became bloon. test bloon was the first bloon ever created.</text:p>
      <text:p text:style-name="P1"/>
      <text:p text:style-name="P1">## operation dart storm<text:span text:style-name="T3"> and neutron star</text:span></text:p>
      <text:p text:style-name="P1"/>
      <text:p text:style-name="P5">In btd4, ods description is that our darts will block out the sun. in the bloonsverse, the nuetron star behind the sun has a magnetic field that steals solar wind from the sun. On earth at the same time of everyday, <text:s/>the sun moves at a 8 figure shape over the year. that is why 8 infinity and circle which also means that 0 divided 0 is equal to 8. The reason why never is misspelling, is because it is has a secret meaning which is nevada, which area 51 is. and area 51 they are developing the spectre which name means that you can't see like secrets in area 51. It is quite ironic that the b52 path is most visible but the other is least. The reason why it is pineapple other than the pineapple grenade is because nevada is hot.</text:p>
      <text:p text:style-name="P1"/>
      <text:p text:style-name="P1">## funny truth I posted</text:p>
      <text:p text:style-name="P1"/>
      <text:p text:style-name="P1">It was about the pink and yellow bloon. The black and white pop into yellow because it shows that race averages out. and pink was invented to prevent the racist stereotype. it was pink because the color is weak as a snowflake.</text:p>
      <text:p text:style-name="P1"/>
      <text:p text:style-name="P2">## more bloons stuff</text:p>
      <text:p text:style-name="P2"/>
      <text:p text:style-name="P2">eli ayase is the only ur<text:span text:style-name="T5">.</text:span><text:span text:style-name="T6"> The UR symbol is a heart and rainbow so it is regen rainbow. on btdb regen rainbow are r13 and are the most famous bloon and round number. on round 13 live arena llsif, the featured ur is #3032 eli ayase.</text:span></text:p>
      <text:p text:style-name="P2"/>
      <text:p text:style-name="P2"><text:soft-page-break/>## fairy chess pieces according to bloons</text:p>
      <text:p text:style-name="P2"/>
      <text:p text:style-name="P2">regen is giraffe<text:span text:style-name="T6"> because camel (pronounced camo) exist</text:span></text:p>
      <text:p text:style-name="P2"/>
      <text:p text:style-name="P2">rainbow is Antelope<text:span text:style-name="T6"> because zebra exist</text:span></text:p>
      <text:p text:style-name="P2"/>
      <text:p text:style-name="P2">regen rainbow can leap (1,4) and (3,4)</text:p>
      <text:p text:style-name="P2"/>
      <text:p text:style-name="P2">camo zebra can leap (1,3) and (2,3)</text:p>
      <text:p text:style-name="P2"/>
      <text:p text:style-name="P2">camgrow rainbow can leap (1,3), (1,4) and (3,4)</text:p>
      <text:p text:style-name="P2"/>
      <text:p text:style-name="P2">brabow<text:span text:style-name="T4">, z-bow, rainbra, bowze and ect...</text:span> can leap (2,3) and (3,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01:59:48.504000000</meta:creation-date>
    <dc:date>2024-09-25T16:08:57.988000000</dc:date>
    <meta:editing-duration>PT2H7M14S</meta:editing-duration>
    <meta:editing-cycles>9</meta:editing-cycles>
    <meta:generator>LibreOffice/7.5.4.2$Windows_X86_64 LibreOffice_project/36ccfdc35048b057fd9854c757a8b67ec53977b6</meta:generator>
    <meta:document-statistic meta:table-count="0" meta:image-count="0" meta:object-count="0" meta:page-count="3" meta:paragraph-count="34" meta:word-count="1116" meta:character-count="5961" meta:non-whitespace-character-count="4877"/>
  </office:meta>
</office:document-meta>
</file>